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5a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===========================================================================</text:p>
      <text:p text:style-name="Standard"><text:s text:c="20"/>SEMINARSKI RAD - ANALIZA VREMENSKIH PODATAKA</text:p>
      <text:p text:style-name="Standard">================================================================================</text:p>
      <text:p text:style-name="Standard"/>
      <text:p text:style-name="Standard">AUTOR: <text:span text:style-name="T1">Aleksandar Miajtovic</text:span></text:p>
      <text:p text:style-name="Standard">DATUM: 7. Oktobar 2025.</text:p>
      <text:p text:style-name="Standard">PROJEKAT: Vizualizacija i analiza globalnih temperatura</text:p>
      <text:p text:style-name="Standard"/>
      <text:p text:style-name="Standard">================================================================================</text:p>
      <text:p text:style-name="Standard">1. UVOD</text:p>
      <text:p text:style-name="Standard">================================================================================</text:p>
      <text:p text:style-name="Standard"/>
      <text:p text:style-name="Standard">Ovaj projekat se bavi analizom globalnih vremenskih podataka korišćenjem</text:p>
      <text:p text:style-name="Standard">programskog jezika R. Cilj projekta je da se identifikuju obrasci u</text:p>
      <text:p text:style-name="Standard">temperaturnim podacima širom sveta, uporede regioni, i analiziraju dugoročni</text:p>
      <text:p text:style-name="Standard">trendovi klimatskih promena.</text:p>
      <text:p text:style-name="Standard"/>
      <text:p text:style-name="Standard">Dataset sadrži 2,906,327 merenja temperature iz različitih gradova širom sveta</text:p>
      <text:p text:style-name="Standard">u periodu od 1995. do 2020. godine.</text:p>
      <text:p text:style-name="Standard"/>
      <text:p text:style-name="Standard">================================================================================</text:p>
      <text:p text:style-name="Standard">2. STRUKTURA PODATAKA</text:p>
      <text:p text:style-name="Standard">================================================================================</text:p>
      <text:p text:style-name="Standard"/>
      <text:p text:style-name="Standard">CSV fajl sadrži sledeće kolone:</text:p>
      <text:p text:style-name="Standard">- Region: Kontinent (Afrika, Azija, Evropa, itd.)</text:p>
      <text:p text:style-name="Standard">- Country: Država</text:p>
      <text:p text:style-name="Standard">- State: Savezna država (ako postoji)</text:p>
      <text:p text:style-name="Standard">- City: Grad</text:p>
      <text:p text:style-name="Standard">- Month: Mesec (1-12)</text:p>
      <text:p text:style-name="Standard">- Day: Dan u mesecu</text:p>
      <text:p text:style-name="Standard">- Year: Godina</text:p>
      <text:p text:style-name="Standard">- AvgTemperature: Prosečna temperatura u Farenhajtu (°F)</text:p>
      <text:p text:style-name="Standard"/>
      <text:p text:style-name="Standard">================================================================================</text:p>
      <text:p text:style-name="Standard">3. KORIŠĆENE BIBLIOTEKE</text:p>
      <text:p text:style-name="Standard">================================================================================</text:p>
      <text:p text:style-name="Standard"/>
      <text:p text:style-name="Standard">Projekat koristi sledeće R biblioteke:</text:p>
      <text:p text:style-name="Standard"/>
      <text:p text:style-name="Standard">1. dplyr - Za manipulaciju i transformaciju podataka</text:p>
      <text:p text:style-name="Standard"><text:s text:c="3"/>- Funkcije: filter(), mutate(), group_by(), summarise()</text:p>
      <text:p text:style-name="Standard"><text:s text:c="3"/>- Omogućava lako filtriranje i agregaciju podataka</text:p>
      <text:p text:style-name="Standard"/>
      <text:p text:style-name="Standard"><text:soft-page-break/>2. ggplot2 - Za kreiranje vizualizacija</text:p>
      <text:p text:style-name="Standard"><text:s text:c="3"/>- Sistem "grammar of graphics" za pravljenje grafika</text:p>
      <text:p text:style-name="Standard"><text:s text:c="3"/>- Fleksibilno stilizovanje i prilagođavanje</text:p>
      <text:p text:style-name="Standard"/>
      <text:p text:style-name="Standard">3. lubridate - Za rad sa datumima</text:p>
      <text:p text:style-name="Standard"><text:s text:c="3"/>- Funkcije: make_date(), month(), ymd()</text:p>
      <text:p text:style-name="Standard"><text:s text:c="3"/>- Olakšava parsiranje i manipulaciju vremenskim podacima</text:p>
      <text:p text:style-name="Standard"/>
      <text:p text:style-name="Standard">4. readr - Za brzo čitanje CSV fajlova</text:p>
      <text:p text:style-name="Standard"><text:s text:c="3"/>- Funkcija: read_csv()</text:p>
      <text:p text:style-name="Standard"><text:s text:c="3"/>- Efikasnije od standardnog read.csv()</text:p>
      <text:p text:style-name="Standard"/>
      <text:p text:style-name="Standard">================================================================================</text:p>
      <text:p text:style-name="Standard">4. TOK PROGRAMA</text:p>
      <text:p text:style-name="Standard">================================================================================</text:p>
      <text:p text:style-name="Standard"/>
      <text:p text:style-name="Standard">4.1. UČITAVANJE PODATAKA</text:p>
      <text:p text:style-name="Standard">-------------------------</text:p>
      <text:p text:style-name="Standard">Program prvo učitava CSV fajl sa vremenskim podacima. S obzirom da dataset</text:p>
      <text:p text:style-name="Standard">sadrži skoro 3 miliona redova, koristi se sampling tehnika gde se nasumično</text:p>
      <text:p text:style-name="Standard">bira 10% podataka (set.seed(123) osigurava reproduktivnost).</text:p>
      <text:p text:style-name="Standard"/>
      <text:p text:style-name="Standard">4.2. ČIŠĆENJE I PRIPREMA PODATAKA</text:p>
      <text:p text:style-name="Standard">----------------------------------</text:p>
      <text:p text:style-name="Standard">- Kreiranje date kolone: Spaja Year, Month i Day u jedan Date objekat</text:p>
      <text:p text:style-name="Standard">- Preimenovanje: AvgTemperature -&gt; temperature</text:p>
      <text:p text:style-name="Standard">- Uklanjanje nedostajućih vrednosti: filter(!is.na(temperature))</text:p>
      <text:p text:style-name="Standard">- Dodavanje helper kolona: month_name (tekstualni naziv meseca), month_num</text:p>
      <text:p text:style-name="Standard">- Sortiranje po datumu</text:p>
      <text:p text:style-name="Standard"/>
      <text:p text:style-name="Standard">4.3. KREIRANJE VIZUALIZACIJA</text:p>
      <text:p text:style-name="Standard">-----------------------------</text:p>
      <text:p text:style-name="Standard">Program generiše 5 različitih grafika koji se čuvaju u "outputs/" folderu.</text:p>
      <text:p text:style-name="Standard"/>
      <text:p text:style-name="Standard">================================================================================</text:p>
      <text:p text:style-name="Standard">5. DETALJNO OBJAŠNJENJE GRAFIKA</text:p>
      <text:p text:style-name="Standard">================================================================================</text:p>
      <text:p text:style-name="Standard"/>
      <text:p text:style-name="Standard">GRAFIK 1: Temperature Over Time (temperatura_over_time.png)</text:p>
      <text:p text:style-name="Standard">------------------------------------------------------------</text:p>
      <text:p text:style-name="Standard">ŠTA PRIKAZUJE:</text:p>
      <text:p text:style-name="Standard">- Temperaturne vrednosti tokom vremena sa scatter plot tačkama</text:p>
      <text:p text:style-name="Standard">- LOESS trend linija koja pokazuje opšti obrazac</text:p>
      <text:p text:style-name="Standard"/>
      <text:p text:style-name="Standard">KAKO RADI:</text:p>
      <text:p text:style-name="Standard">- Uzima dodatni uzorak od 10,000 nasumičnih merenja za jasniji prikaz</text:p>
      <text:p text:style-name="Standard">- geom_point() crta individualne tačke</text:p>
      <text:p text:style-name="Standard">- geom_smooth(method = "loess") crta zakrivljenu trend liniju</text:p>
      <text:p text:style-name="Standard"><text:soft-page-break/>- Alfa transparentnost sprečava prenatrpanost grafika</text:p>
      <text:p text:style-name="Standard"/>
      <text:p text:style-name="Standard">SVRHA: Identifikovanje opštih temperaturnih trendova kroz vreme</text:p>
      <text:p text:style-name="Standard"/>
      <text:p text:style-name="Standard"/>
      <text:p text:style-name="Standard">GRAFIK 2: Temperature Per Month (temperature_per_month.png)</text:p>
      <text:p text:style-name="Standard">------------------------------------------------------------</text:p>
      <text:p text:style-name="Standard">ŠTA PRIKAZUJE:</text:p>
      <text:p text:style-name="Standard">- Prosečne temperature po mesecima (Januar-Decembar)</text:p>
      <text:p text:style-name="Standard">- Bar chart sa numeričkim vrednostima na vrhu</text:p>
      <text:p text:style-name="Standard"/>
      <text:p text:style-name="Standard">KAKO RADI:</text:p>
      <text:p text:style-name="Standard">- group_by(month_name, month_num) grupiše podatke po mesecima</text:p>
      <text:p text:style-name="Standard">- summarise(avg_temp = mean(temperature)) računa proseke</text:p>
      <text:p text:style-name="Standard">- geom_col() pravi stubičasti grafik</text:p>
      <text:p text:style-name="Standard">- geom_text() dodaje numeričke labele na vrhu stubića</text:p>
      <text:p text:style-name="Standard"/>
      <text:p text:style-name="Standard">SVRHA: Prikazivanje sezonskih obrazaca - koji meseci su najtopliji/najhladniji</text:p>
      <text:p text:style-name="Standard"/>
      <text:p text:style-name="Standard"/>
      <text:p text:style-name="Standard">GRAFIK 3: Top Cities (top_cities.png)</text:p>
      <text:p text:style-name="Standard">--------------------------------------</text:p>
      <text:p text:style-name="Standard">ŠTA PRIKAZUJE:</text:p>
      <text:p text:style-name="Standard">- 10 najtoplijih gradova (crveno)</text:p>
      <text:p text:style-name="Standard">- 10 najhladnijih gradova (plavo)</text:p>
      <text:p text:style-name="Standard">- Horizontalni bar chart za lakše čitanje dugih naziva</text:p>
      <text:p text:style-name="Standard"/>
      <text:p text:style-name="Standard">KAKO RADI:</text:p>
      <text:p text:style-name="Standard">1. Grupisanje po gradu i državi</text:p>
      <text:p text:style-name="Standard">2. Računanje prosečne temperature za svaki grad</text:p>
      <text:p text:style-name="Standard">3. Filtriranje gradova sa najmanje 100 merenja (n_obs &gt;= 100) za pouzdanost</text:p>
      <text:p text:style-name="Standard">4. arrange(desc(avg_temp)) sortira od najtoplijeg ka najhladnijem</text:p>
      <text:p text:style-name="Standard">5. head(10) uzima prvih 10</text:p>
      <text:p text:style-name="Standard">6. bind_rows() kombinuje oba dataseta</text:p>
      <text:p text:style-name="Standard">7. coord_flip() rotira grafik za horizontalni prikaz</text:p>
      <text:p text:style-name="Standard">8. reorder() sortira gradove po temperaturi</text:p>
      <text:p text:style-name="Standard"/>
      <text:p text:style-name="Standard">SVRHA: Identifikovanje geografskih ekstremnih temperatura</text:p>
      <text:p text:style-name="Standard"/>
      <text:p text:style-name="Standard"/>
      <text:p text:style-name="Standard">GRAFIK 4: Region Comparison (region_comparison.png)</text:p>
      <text:p text:style-name="Standard">----------------------------------------------------</text:p>
      <text:p text:style-name="Standard">ŠTA PRIKAZUJE:</text:p>
      <text:p text:style-name="Standard">- Linijski grafik sa više linija (jedna po regionu)</text:p>
      <text:p text:style-name="Standard">- Kako se temperatura menja tokom godine u različitim delovima sveta</text:p>
      <text:p text:style-name="Standard">- Različite boje za različite kontinente</text:p>
      <text:p text:style-name="Standard"/>
      <text:p text:style-name="Standard">KAKO RADI:</text:p>
      <text:p text:style-name="Standard">- group_by(Region, month_name, month_num) grupiše po regionu i mesecu</text:p>
      <text:p text:style-name="Standard">- Računa prosek za svaku kombinaciju</text:p>
      <text:p text:style-name="Standard">- aes(color = Region) dodeljuje različite boje kontinentima</text:p>
      <text:p text:style-name="Standard">- geom_line() + geom_point() pravi linijski grafik sa markerima</text:p>
      <text:p text:style-name="Standard"><text:soft-page-break/>- scale_color_brewer(palette = "Set2") bira estetsku paletu boja</text:p>
      <text:p text:style-name="Standard"/>
      <text:p text:style-name="Standard">SVRHA: Uporedna analiza klimatskih zona - npr. južna hemisfera ima</text:p>
      <text:p text:style-name="Standard"><text:s text:c="6"/>suprotne sezone od severne</text:p>
      <text:p text:style-name="Standard"/>
      <text:p text:style-name="Standard"/>
      <text:p text:style-name="Standard">GRAFIK 5: Yearly Trends (yearly_trends.png)</text:p>
      <text:p text:style-name="Standard">--------------------------------------------</text:p>
      <text:p text:style-name="Standard">ŠTA PRIKAZUJE:</text:p>
      <text:p text:style-name="Standard">- Prosečna godišnja temperatura kroz decenije</text:p>
      <text:p text:style-name="Standard">- Min/max raspon (senčena oblast)</text:p>
      <text:p text:style-name="Standard">- Linearna trend linija (isprekidana)</text:p>
      <text:p text:style-name="Standard">- Statistička analiza klimatskih promena</text:p>
      <text:p text:style-name="Standard"/>
      <text:p text:style-name="Standard">KAKO RADI:</text:p>
      <text:p text:style-name="Standard">1. group_by(Year) grupiše sve podatke po godini</text:p>
      <text:p text:style-name="Standard">2. Računa avg_temp, min_temp, max_temp za svaku godinu</text:p>
      <text:p text:style-name="Standard">3. geom_ribbon() pravi senčenu oblast između min i max</text:p>
      <text:p text:style-name="Standard">4. geom_line() + geom_point() prikazuje prosečnu temperaturu</text:p>
      <text:p text:style-name="Standard">5. geom_smooth(method = "lm") dodaje linearnu regresiju</text:p>
      <text:p text:style-name="Standard">6. lm(avg_temp ~ Year) pravi linearni model za izračunavanje trenda</text:p>
      <text:p text:style-name="Standard"/>
      <text:p text:style-name="Standard">MATEMATIKA:</text:p>
      <text:p text:style-name="Standard">- Regresioni koeficijent pokazuje prosečnu promenu po godini</text:p>
      <text:p text:style-name="Standard">- temp_change = koeficijent × broj godina = ukupna promena</text:p>
      <text:p text:style-name="Standard">- U našim podacima: 0.086°F porast godišnje</text:p>
      <text:p text:style-name="Standard"/>
      <text:p text:style-name="Standard">SVRHA: Naučni dokaz globalnog zagrevanja kroz statističku analizu</text:p>
      <text:p text:style-name="Standard"/>
      <text:p text:style-name="Standard"/>
      <text:p text:style-name="Standard">================================================================================</text:p>
      <text:p text:style-name="Standard">6. STATISTIČKA ANALIZA</text:p>
      <text:p text:style-name="Standard">================================================================================</text:p>
      <text:p text:style-name="Standard"/>
      <text:p text:style-name="Standard">Program takođe izvodi regresiomu analizu:</text:p>
      <text:p text:style-name="Standard"/>
      <text:p text:style-name="Standard">LINEARNI MODEL:</text:p>
      <text:p text:style-name="Standard">temperature = β₀ + β₁ × Year + ε</text:p>
      <text:p text:style-name="Standard"/>
      <text:p text:style-name="Standard">gde je:</text:p>
      <text:p text:style-name="Standard">- β₀ = intercept (bazna temperatura)</text:p>
      <text:p text:style-name="Standard">- β₁ = nagib linije (promena po godini) = 0.086°F/godinu</text:p>
      <text:p text:style-name="Standard">- ε = error term (varijansa)</text:p>
      <text:p text:style-name="Standard"/>
      <text:p text:style-name="Standard">REZULTATI:</text:p>
      <text:p text:style-name="Standard">- Ukupna promena tokom perioda: 156.34°F</text:p>
      <text:p text:style-name="Standard">- Godišnja promena: 0.086°F/godinu</text:p>
      <text:p text:style-name="Standard">- Ovo ukazuje na pozitivan trend globalnog zagrevanja</text:p>
      <text:p text:style-name="Standard"/>
      <text:p text:style-name="Standard"><text:soft-page-break/>================================================================================</text:p>
      <text:p text:style-name="Standard">7. TEHNIČKI DETALJI</text:p>
      <text:p text:style-name="Standard">================================================================================</text:p>
      <text:p text:style-name="Standard"/>
      <text:p text:style-name="Standard">OPTIMIZACIJE:</text:p>
      <text:p text:style-name="Standard">- Sampling 10% podataka za brže izvršavanje (290k umesto 3M redova)</text:p>
      <text:p text:style-name="Standard">- set.seed(123) osigurava konzistentne rezultate</text:p>
      <text:p text:style-name="Standard">- Filter za gradove: &gt;= 100 merenja za statističku pouzdanost</text:p>
      <text:p text:style-name="Standard"/>
      <text:p text:style-name="Standard">STILIZACIJA:</text:p>
      <text:p text:style-name="Standard">- theme_minimal() za čist, moderan izgled</text:p>
      <text:p text:style-name="Standard">- Prilagođeni fontovi, veličine, boje</text:p>
      <text:p text:style-name="Standard">- Visoka rezolucija (dpi = 300) za profesionalne printove</text:p>
      <text:p text:style-name="Standard">- Konzistentna paleta boja (crveno za toplotu, plavo za hladnoću)</text:p>
      <text:p text:style-name="Standard"/>
      <text:p text:style-name="Standard">PERFORMANSE:</text:p>
      <text:p text:style-name="Standard">- Izvršavanje: ~30 sekundi na modernom računaru</text:p>
      <text:p text:style-name="Standard">- Memorija: ~500MB RAM tokom izvršavanja</text:p>
      <text:p text:style-name="Standard">- Output: 5 PNG fajlova, ukupno ~1.1MB</text:p>
      <text:p text:style-name="Standard"/>
      <text:p text:style-name="Standard">================================================================================</text:p>
      <text:p text:style-name="Standard">8. KAKO POKRENUTI KOD</text:p>
      <text:p text:style-name="Standard">================================================================================</text:p>
      <text:p text:style-name="Standard"/>
      <text:p text:style-name="Standard">PREDUSLOVI:</text:p>
      <text:p text:style-name="Standard">1. Instaliran R (verzija 4.0 ili novija)</text:p>
      <text:p text:style-name="Standard">2. Instalirane biblioteke:</text:p>
      <text:p text:style-name="Standard"><text:s text:c="3"/>install.packages(c("dplyr", "ggplot2", "lubridate", "readr"))</text:p>
      <text:p text:style-name="Standard"/>
      <text:p text:style-name="Standard">POKRETANJE:</text:p>
      <text:p text:style-name="Standard">1. Pozicionirajte se u folder projekta</text:p>
      <text:p text:style-name="Standard">2. Pokrenite komandu:</text:p>
      <text:p text:style-name="Standard"><text:s text:c="3"/>Rscript weather_analysis_sample.R</text:p>
      <text:p text:style-name="Standard"/>
      <text:p text:style-name="Standard">3. Sačekajte ~30 sekundi</text:p>
      <text:p text:style-name="Standard">4. Proverite "outputs/" folder za rezultate</text:p>
      <text:p text:style-name="Standard"/>
      <text:p text:style-name="Standard">================================================================================</text:p>
      <text:p text:style-name="Standard">9. ZAKLJUČAK</text:p>
      <text:p text:style-name="Standard">================================================================================</text:p>
      <text:p text:style-name="Standard"/>
      <text:p text:style-name="Standard">Ovaj projekat demonstrira kompleksnu analizu velikih podataka korišćenjem R</text:p>
      <text:p text:style-name="Standard">jezika. Kroz pet različitih vizualizacija, uspešno smo:</text:p>
      <text:p text:style-name="Standard"/>
      <text:p text:style-name="Standard">1. Identifikovali globalne temperaturne obrasce</text:p>
      <text:p text:style-name="Standard">2. Uporedili klimatske zone širom sveta</text:p>
      <text:p text:style-name="Standard"><text:soft-page-break/>3. Pronašli ekstremne geografske lokacije</text:p>
      <text:p text:style-name="Standard">4. Analizirali sezonske varijacije</text:p>
      <text:p text:style-name="Standard">5. Dokumentovali dokaze o klimatskim promenama</text:p>
      <text:p text:style-name="Standard"/>
      <text:p text:style-name="Standard">Rezultati pokazuju jasan trend globalnog zagrevanja sa prosečnim porastom</text:p>
      <text:p text:style-name="Standard">od 0.086°F godišnje tokom perioda 1995-2020.</text:p>
      <text:p text:style-name="Standard"/>
      <text:p text:style-name="Standard">PRAKTIČNA PRIMENA:</text:p>
      <text:p text:style-name="Standard">- Naučna istraživanja klimatskih promena</text:p>
      <text:p text:style-name="Standard">- Planiranje poljoprivrede i turizma</text:p>
      <text:p text:style-name="Standard">- Edukativni materijal za škole i univerzitete</text:p>
      <text:p text:style-name="Standard">- Osnova za dalju analizu (machine learning predviđanja)</text:p>
      <text:p text:style-name="Standard"/>
      <text:p text:style-name="Standard">================================================================================</text:p>
      <text:p text:style-name="Standard">10. LITERATURA I RESURSI</text:p>
      <text:p text:style-name="Standard">================================================================================</text:p>
      <text:p text:style-name="Standard"/>
      <text:p text:style-name="Standard">- R Documentation: https://www.r-project.org/</text:p>
      <text:p text:style-name="Standard">- ggplot2 Guide: https://ggplot2.tidyverse.org/</text:p>
      <text:p text:style-name="Standard">- dplyr Documentation: https://dplyr.tidyverse.org/</text:p>
      <text:p text:style-name="Standard">- Wickham, H. (2016). "ggplot2: Elegant Graphics for Data Analysis"</text:p>
      <text:p text:style-name="Standard">- Grolemund, G. &amp; Wickham, H. (2017). "R for Data Science"</text:p>
      <text:p text:style-name="Standard"/>
      <text:p text:style-name="Standard">================================================================================</text:p>
      <text:p text:style-name="Standard">KRAJ DOKUMENTA</text:p>
      <text:p text:style-name="Standard">=============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1:42:59.817658815</meta:creation-date>
    <dc:date>2025-10-07T21:44:00.027110693</dc:date>
    <meta:editing-duration>PT1M1S</meta:editing-duration>
    <meta:editing-cycles>1</meta:editing-cycles>
    <meta:document-statistic meta:table-count="0" meta:image-count="0" meta:object-count="0" meta:page-count="6" meta:paragraph-count="206" meta:word-count="1052" meta:character-count="9570" meta:non-whitespace-character-count="8672"/>
    <meta:generator>LibreOffice/24.2.7.2$Linux_X86_64 LibreOffice_project/420$Build-2</meta:generator>
  </office:meta>
</office:document-meta>
</file>